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0.5cm" svg:height="2.5cm" svg:x="4.5cm" svg:y="18cm">
          <text:p text:style-name="P1">PC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0.5cm" svg:height="2.5cm" svg:x="9cm" svg:y="9cm">
          <text:p text:style-name="P1">ROBO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cm" svg:height="6cm" svg:x="9cm" svg:y="3.5cm">
          <text:p text:style-name="P1">IC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6.5cm" svg:height="2.5cm" svg:x="11cm" svg:y="7cm">
          <text:p text:style-name="P1">NAOQ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5cm" svg:height="2.5cm" svg:x="17cm" svg:y="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8.5cm" svg:height="2.5cm" svg:x="11cm" svg:y="5cm">
          <text:p text:style-name="P1">BICA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1.5cm" svg:height="2cm" svg:x="11.5cm" svg:y="3.5cm">
          <text:p text:style-name="P1"><text:span text:style-name="T1">Comp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1.5cm" svg:height="2cm" svg:x="13.5cm" svg:y="3.5cm">
          <text:p text:style-name="P1"><text:span text:style-name="T1">Comp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1.5cm" svg:height="2cm" svg:x="15.5cm" svg:y="3.5cm">
          <text:p text:style-name="P1"><text:span text:style-name="T1">Comp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1.5cm" svg:height="2cm" svg:x="17.5cm" svg:y="3.5cm">
          <text:p text:style-name="P1"><text:span text:style-name="T1">Comp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8.5cm" svg:height="2.5cm" svg:x="4.5cm" svg:y="16cm">
          <text:p text:style-name="P1">Ap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8.5cm" svg:height="2.5cm" svg:x="4.5cm" svg:y="14cm">
          <text:p text:style-name="P1">Motej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8.5cm" svg:height="2.5cm" svg:x="5.5cm" svg:y="21cm">
          <text:p text:style-name="P1">Wiimo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cm" svg:height="4.5cm" svg:x="12.5cm" svg:y="14cm">
          <text:p text:style-name="P1">IC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3.5cm" svg:height="1cm" svg:x="4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onzalo Abella</meta:initial-creator>
    <meta:creation-date>2012-04-27T17:21:53</meta:creation-date>
    <dc:date>2012-05-24T20:11:29</dc:date>
    <dc:creator>Gonzalo Abella</dc:creator>
    <meta:editing-duration>PT02H09M26S</meta:editing-duration>
    <meta:editing-cycles>7</meta:editing-cycles>
    <meta:generator>OpenOffice.org/3.2$Linux OpenOffice.org_project/320m12$Build-9483</meta:generator>
    <meta:document-statistic meta:object-count="15"/>
  </office:meta>
</office:document-meta>
</file>